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6707d" officeooo:paragraph-rsid="0006707d"/>
    </style:style>
    <style:style style:name="P2" style:family="paragraph" style:parent-style-name="Standard">
      <style:text-properties officeooo:rsid="0008ad3a" officeooo:paragraph-rsid="0008ad3a"/>
    </style:style>
    <style:style style:name="P3" style:family="paragraph" style:parent-style-name="Standard">
      <style:text-properties officeooo:rsid="0006707d"/>
    </style:style>
    <style:style style:name="P4" style:family="paragraph" style:parent-style-name="Standard">
      <style:text-properties officeooo:rsid="0008ad3a" officeooo:paragraph-rsid="0008ad3a"/>
    </style:style>
    <style:style style:name="P5" style:family="paragraph" style:parent-style-name="Standard">
      <style:text-properties officeooo:rsid="000a3ad5" officeooo:paragraph-rsid="000a3ad5"/>
    </style:style>
    <style:style style:name="P6" style:family="paragraph" style:parent-style-name="Standard">
      <style:text-properties officeooo:rsid="000bbb7e" officeooo:paragraph-rsid="000bbb7e"/>
    </style:style>
    <style:style style:name="P7" style:family="paragraph" style:parent-style-name="Standard">
      <style:text-properties officeooo:rsid="000bbb7e" officeooo:paragraph-rsid="000bbb7e" fo:background-color="#ffff00"/>
    </style:style>
    <style:style style:name="P8" style:family="paragraph" style:parent-style-name="Standard">
      <style:text-properties officeooo:rsid="000d55c1" officeooo:paragraph-rsid="000d55c1" fo:background-color="#ffff00"/>
    </style:style>
    <style:style style:name="P9" style:family="paragraph" style:parent-style-name="Standard">
      <style:text-properties officeooo:rsid="000e4f15" officeooo:paragraph-rsid="000e4f15"/>
    </style:style>
    <style:style style:name="P10" style:family="paragraph" style:parent-style-name="Standard">
      <style:text-properties officeooo:rsid="000e4f15" officeooo:paragraph-rsid="000f37b4"/>
    </style:style>
    <style:style style:name="P11" style:family="paragraph" style:parent-style-name="Standard">
      <style:text-properties officeooo:rsid="000f37b4" officeooo:paragraph-rsid="000f37b4"/>
    </style:style>
    <style:style style:name="P12" style:family="paragraph" style:parent-style-name="Standard">
      <style:text-properties officeooo:rsid="001003ff" officeooo:paragraph-rsid="001003ff"/>
    </style:style>
    <style:style style:name="P13" style:family="paragraph" style:parent-style-name="Standard">
      <style:text-properties officeooo:rsid="00113fe1" officeooo:paragraph-rsid="00113fe1"/>
    </style:style>
    <style:style style:name="T1" style:family="text">
      <style:text-properties fo:background-color="#ffff00" loext:char-shading-value="0"/>
    </style:style>
    <style:style style:name="T2" style:family="text">
      <style:text-properties officeooo:rsid="000d55c1" fo:background-color="#ffff00" loext:char-shading-value="0"/>
    </style:style>
    <style:style style:name="T3" style:family="text">
      <style:text-properties officeooo:rsid="000f37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2"/>[54] Simulation of infiltration-excess runoff was a prob-</text:p>
      <text:p text:style-name="P1">lem for all codes, underscoring the difficulties of represent-</text:p>
      <text:p text:style-name="P1">ing actual precipitation intensities and of measuring</text:p>
      <text:p text:style-name="P1">hydraulic conductivity of surficial sediments (as shown</text:p>
      <text:p text:style-name="P1">by the data from Texas). Drainage is the most critical</text:p>
      <text:p text:style-name="P1">parameter for evaluation of contaminant transport, engi-</text:p>
      <text:p text:style-name="P1">neered covers for waste containment, and groundwater</text:p>
      <text:p text:style-name="P3">recharge.</text:p>
      <text:p text:style-name="Standard"/>
      <text:p text:style-name="P2">The approach used to simulate the upper boundary </text:p>
      <text:p text:style-name="P2">condition during precipitation is crucial when precipitation </text:p>
      <text:p text:style-name="P2">is input on a daily or larger time step <text:reference-mark-start text:name="ZOTERO_ITEM CSL_CITATION {&quot;citationID&quot;:&quot;VA9gWQIv&quot;,&quot;properties&quot;:{&quot;formattedCitation&quot;:&quot;(Scanlon et al., 2002)&quot;,&quot;plainCitation&quot;:&quot;(Scanlon et al., 2002)&quot;},&quot;citationItems&quot;:[{&quot;id&quot;:265,&quot;uris&quot;:[&quot;http://zotero.org/users/1953964/items/F9CFHAPA&quot;],&quot;uri&quot;:[&quot;http://zotero.org/users/1953964/items/F9CFHAPA&quot;],&quot;itemData&quot;:{&quot;id&quot;:265,&quot;type&quot;:&quot;article-journal&quot;,&quot;title&quot;:&quot;Intercode comparisons for simulating water balance of surficial sediments in semiarid regions&quot;,&quot;container-title&quot;:&quot;Water Resources Research&quot;,&quot;page&quot;:&quot;1323&quot;,&quot;volume&quot;:&quot;38&quot;,&quot;issue&quot;:&quot;12&quot;,&quot;source&quot;:&quot;Wiley Online Library&quot;,&quot;abstract&quot;:&quot;Near-surface water balance modeling is often used to evaluate land-atmosphere interactions, deep drainage, and groundwater recharge. The purpose of this study was to compare water balance simulation results from seven different codes, HELP, HYDRUS-1D, SHAW, SoilCover, SWIM, UNSAT-H, and VS2DTI, using 1–3 year water balance monitoring data from nonvegetated engineered covers (3 m deep) in warm (Texas) and cold (Idaho) desert regions. Simulation results from most codes were similar and reasonably approximated measured water balance components. Simulation of infiltration-excess runoff was a problem for all codes. Annual drainage was estimated to within ±64% by most codes. Outliers result from the modeling approach (storage routing versus Richards' equation), upper boundary condition during precipitation, lower boundary condition (seepage face versus unit gradient), and water retention function (van Genuchten versus Brooks and Corey). A unique aspect of the code comparison study was the ability to explain the outliers by incorporating the simulation approaches (boundary conditions or hydraulic parameters) used in the outlying codes in a single code and comparing the results of the modified and unmodified code. This approach overcomes the criticism that valid code comparisons are infeasible because of large numbers of differences among codes. The code comparison study identified important factors for simulating the near-surface water balance.&quot;,&quot;DOI&quot;:&quot;10.1029/2001WR001233&quot;,&quot;ISSN&quot;:&quot;1944-7973&quot;,&quot;note&quot;:&quot;D233&quot;,&quot;journalAbbreviation&quot;:&quot;Water Resour. Res.&quot;,&quot;language&quot;:&quot;en&quot;,&quot;author&quot;:[{&quot;family&quot;:&quot;Scanlon&quot;,&quot;given&quot;:&quot;Bridget R.&quot;},{&quot;family&quot;:&quot;Christman&quot;,&quot;given&quot;:&quot;Marty&quot;},{&quot;family&quot;:&quot;Reedy&quot;,&quot;given&quot;:&quot;Robert C.&quot;},{&quot;family&quot;:&quot;Porro&quot;,&quot;given&quot;:&quot;Indrek&quot;},{&quot;family&quot;:&quot;Simunek&quot;,&quot;given&quot;:&quot;Jirka&quot;},{&quot;family&quot;:&quot;Flerchinger&quot;,&quot;given&quot;:&quot;Gerald N.&quot;}],&quot;issued&quot;:{&quot;date-parts&quot;:[[&quot;2002&quot;,12,1]]},&quot;accessed&quot;:{&quot;date-parts&quot;:[[&quot;2014&quot;,5,27]]}}}],&quot;schema&quot;:&quot;https://github.com/citation-style-language/schema/raw/master/csl-citation.json&quot;} RNDvziaZERueg"/>(Scanlon et al., 2002)<text:reference-mark-end text:name="ZOTERO_ITEM CSL_CITATION {&quot;citationID&quot;:&quot;VA9gWQIv&quot;,&quot;properties&quot;:{&quot;formattedCitation&quot;:&quot;(Scanlon et al., 2002)&quot;,&quot;plainCitation&quot;:&quot;(Scanlon et al., 2002)&quot;},&quot;citationItems&quot;:[{&quot;id&quot;:265,&quot;uris&quot;:[&quot;http://zotero.org/users/1953964/items/F9CFHAPA&quot;],&quot;uri&quot;:[&quot;http://zotero.org/users/1953964/items/F9CFHAPA&quot;],&quot;itemData&quot;:{&quot;id&quot;:265,&quot;type&quot;:&quot;article-journal&quot;,&quot;title&quot;:&quot;Intercode comparisons for simulating water balance of surficial sediments in semiarid regions&quot;,&quot;container-title&quot;:&quot;Water Resources Research&quot;,&quot;page&quot;:&quot;1323&quot;,&quot;volume&quot;:&quot;38&quot;,&quot;issue&quot;:&quot;12&quot;,&quot;source&quot;:&quot;Wiley Online Library&quot;,&quot;abstract&quot;:&quot;Near-surface water balance modeling is often used to evaluate land-atmosphere interactions, deep drainage, and groundwater recharge. The purpose of this study was to compare water balance simulation results from seven different codes, HELP, HYDRUS-1D, SHAW, SoilCover, SWIM, UNSAT-H, and VS2DTI, using 1–3 year water balance monitoring data from nonvegetated engineered covers (3 m deep) in warm (Texas) and cold (Idaho) desert regions. Simulation results from most codes were similar and reasonably approximated measured water balance components. Simulation of infiltration-excess runoff was a problem for all codes. Annual drainage was estimated to within ±64% by most codes. Outliers result from the modeling approach (storage routing versus Richards' equation), upper boundary condition during precipitation, lower boundary condition (seepage face versus unit gradient), and water retention function (van Genuchten versus Brooks and Corey). A unique aspect of the code comparison study was the ability to explain the outliers by incorporating the simulation approaches (boundary conditions or hydraulic parameters) used in the outlying codes in a single code and comparing the results of the modified and unmodified code. This approach overcomes the criticism that valid code comparisons are infeasible because of large numbers of differences among codes. The code comparison study identified important factors for simulating the near-surface water balance.&quot;,&quot;DOI&quot;:&quot;10.1029/2001WR001233&quot;,&quot;ISSN&quot;:&quot;1944-7973&quot;,&quot;note&quot;:&quot;D233&quot;,&quot;journalAbbreviation&quot;:&quot;Water Resour. Res.&quot;,&quot;language&quot;:&quot;en&quot;,&quot;author&quot;:[{&quot;family&quot;:&quot;Scanlon&quot;,&quot;given&quot;:&quot;Bridget R.&quot;},{&quot;family&quot;:&quot;Christman&quot;,&quot;given&quot;:&quot;Marty&quot;},{&quot;family&quot;:&quot;Reedy&quot;,&quot;given&quot;:&quot;Robert C.&quot;},{&quot;family&quot;:&quot;Porro&quot;,&quot;given&quot;:&quot;Indrek&quot;},{&quot;family&quot;:&quot;Simunek&quot;,&quot;given&quot;:&quot;Jirka&quot;},{&quot;family&quot;:&quot;Flerchinger&quot;,&quot;given&quot;:&quot;Gerald N.&quot;}],&quot;issued&quot;:{&quot;date-parts&quot;:[[&quot;2002&quot;,12,1]]},&quot;accessed&quot;:{&quot;date-parts&quot;:[[&quot;2014&quot;,5,27]]}}}],&quot;schema&quot;:&quot;https://github.com/citation-style-language/schema/raw/master/csl-citation.json&quot;} RNDvziaZERueg"/>.</text:p>
      <text:p text:style-name="P2"/>
      <text:p text:style-name="P5">Runoff was underpredicted by</text:p>
      <text:p text:style-name="P5">all codes when daily precipitation was input. HELP and</text:p>
      <text:p text:style-name="P5">SoilCover predicted 1.5 and 0.9 cm of runoff, respectively,</text:p>
      <text:p text:style-name="P5">whereas all other codes predicted zero runoff when using</text:p>
      <text:p text:style-name="P5">daily precipitation input. The effect of precipitation intensity</text:p>
      <text:p text:style-name="P5">on simulated runoff was tested by using daily and hourly</text:p>
      <text:p text:style-name="P5">precipitation in all codes that include this option</text:p>
      <text:p text:style-name="P5"/>
      <text:p text:style-name="P6">(all codes</text:p>
      <text:p text:style-name="P6">except HELP) and 15-min precipitation in HYDRUS-1D,</text:p>
      <text:p text:style-name="P6">SWIM, and VS2DTI, which are the only codes that allow</text:p>
      <text:p text:style-name="P6">input on any time interval. SoilCover simulated 6.2 cm of</text:p>
      <text:p text:style-name="P6">runoff using hourly precipitation input, which is similar to the</text:p>
      <text:p text:style-name="P6">measured runoff (6.0 cm); however, there was little differ-</text:p>
      <text:p text:style-name="P6">ence (&lt;0.1 cm) in simulated runoff between daily and hourly</text:p>
      <text:p text:style-name="P6">precipitation input for all other codes. Using 15-min precip-</text:p>
      <text:p text:style-name="P6">itation input, SWIM simulated 0 runoff and HYDRUS-1D</text:p>
      <text:p text:style-name="P6">and VS2DTI simulated $1 cm runoff (October 1997) but did</text:p>
      <text:p text:style-name="P6">not simulate the runoff during irrigation, which was even</text:p>
      <text:p text:style-name="P6">more intense than represented by the 15-min precipitation</text:p>
      <text:p text:style-name="P6">input. The temporal resolution of the precipitation measure-</text:p>
      <text:p text:style-name="P6">ments was 15 min from October 1997 through June 1998.</text:p>
      <text:p text:style-name="P6">Measurements were made at much higher resolution (10 to</text:p>
      <text:p text:style-name="P6">15 s) from June through October 1998. Additional simula-</text:p>
      <text:p text:style-name="P6">tions with actual intensities for this time period resulted in</text:p>
      <text:p text:style-name="P6">negligible (0 to 0.1 cm) increases in runoff. The inability to</text:p>
      <text:p text:style-name="P6">simulate runoff may result from spatial focusing of irrigation</text:p>
      <text:p text:style-name="P6">at the drip centers (0.3 m grid) and uncertainty in the</text:p>
      <text:p text:style-name="P6">hydraulic conductivity of the surficial sediments. <text:span text:style-name="T1">The simu-</text:span></text:p>
      <text:p text:style-name="P7">lation results generally demonstrate the difficulties of simu-</text:p>
      <text:p text:style-name="P7">lating infiltration-excess runoff.</text:p>
      <text:p text:style-name="P7"/>
      <text:p text:style-name="P8">Accurate simulation of water storage change is important</text:p>
      <text:p text:style-name="P8">because large storage increases may ultimately result in</text:p>
      <text:p text:style-name="Standard"><text:span text:style-name="T2">drainage.</text:span><text:reference-mark-start text:name="ZOTERO_ITEM CSL_CITATION {&quot;citationID&quot;:&quot;kJQioz59&quot;,&quot;properties&quot;:{&quot;formattedCitation&quot;:&quot;(Scanlon et al., 2002)&quot;,&quot;plainCitation&quot;:&quot;(Scanlon et al., 2002)&quot;},&quot;citationItems&quot;:[{&quot;id&quot;:265,&quot;uris&quot;:[&quot;http://zotero.org/users/1953964/items/F9CFHAPA&quot;],&quot;uri&quot;:[&quot;http://zotero.org/users/1953964/items/F9CFHAPA&quot;],&quot;itemData&quot;:{&quot;id&quot;:265,&quot;type&quot;:&quot;article-journal&quot;,&quot;title&quot;:&quot;Intercode comparisons for simulating water balance of surficial sediments in semiarid regions&quot;,&quot;container-title&quot;:&quot;Water Resources Research&quot;,&quot;page&quot;:&quot;1323&quot;,&quot;volume&quot;:&quot;38&quot;,&quot;issue&quot;:&quot;12&quot;,&quot;source&quot;:&quot;Wiley Online Library&quot;,&quot;abstract&quot;:&quot;Near-surface water balance modeling is often used to evaluate land-atmosphere interactions, deep drainage, and groundwater recharge. The purpose of this study was to compare water balance simulation results from seven different codes, HELP, HYDRUS-1D, SHAW, SoilCover, SWIM, UNSAT-H, and VS2DTI, using 1–3 year water balance monitoring data from nonvegetated engineered covers (3 m deep) in warm (Texas) and cold (Idaho) desert regions. Simulation results from most codes were similar and reasonably approximated measured water balance components. Simulation of infiltration-excess runoff was a problem for all codes. Annual drainage was estimated to within ±64% by most codes. Outliers result from the modeling approach (storage routing versus Richards' equation), upper boundary condition during precipitation, lower boundary condition (seepage face versus unit gradient), and water retention function (van Genuchten versus Brooks and Corey). A unique aspect of the code comparison study was the ability to explain the outliers by incorporating the simulation approaches (boundary conditions or hydraulic parameters) used in the outlying codes in a single code and comparing the results of the modified and unmodified code. This approach overcomes the criticism that valid code comparisons are infeasible because of large numbers of differences among codes. The code comparison study identified important factors for simulating the near-surface water balance.&quot;,&quot;DOI&quot;:&quot;10.1029/2001WR001233&quot;,&quot;ISSN&quot;:&quot;1944-7973&quot;,&quot;note&quot;:&quot;D233&quot;,&quot;journalAbbreviation&quot;:&quot;Water Resour. Res.&quot;,&quot;language&quot;:&quot;en&quot;,&quot;author&quot;:[{&quot;family&quot;:&quot;Scanlon&quot;,&quot;given&quot;:&quot;Bridget R.&quot;},{&quot;family&quot;:&quot;Christman&quot;,&quot;given&quot;:&quot;Marty&quot;},{&quot;family&quot;:&quot;Reedy&quot;,&quot;given&quot;:&quot;Robert C.&quot;},{&quot;family&quot;:&quot;Porro&quot;,&quot;given&quot;:&quot;Indrek&quot;},{&quot;family&quot;:&quot;Simunek&quot;,&quot;given&quot;:&quot;Jirka&quot;},{&quot;family&quot;:&quot;Flerchinger&quot;,&quot;given&quot;:&quot;Gerald N.&quot;}],&quot;issued&quot;:{&quot;date-parts&quot;:[[&quot;2002&quot;,12,1]]},&quot;accessed&quot;:{&quot;date-parts&quot;:[[&quot;2014&quot;,5,27]]}}}],&quot;schema&quot;:&quot;https://github.com/citation-style-language/schema/raw/master/csl-citation.json&quot;} RNDblV1IUGRUg"/>(Scanlon et al., 2002)<text:reference-mark-end text:name="ZOTERO_ITEM CSL_CITATION {&quot;citationID&quot;:&quot;kJQioz59&quot;,&quot;properties&quot;:{&quot;formattedCitation&quot;:&quot;(Scanlon et al., 2002)&quot;,&quot;plainCitation&quot;:&quot;(Scanlon et al., 2002)&quot;},&quot;citationItems&quot;:[{&quot;id&quot;:265,&quot;uris&quot;:[&quot;http://zotero.org/users/1953964/items/F9CFHAPA&quot;],&quot;uri&quot;:[&quot;http://zotero.org/users/1953964/items/F9CFHAPA&quot;],&quot;itemData&quot;:{&quot;id&quot;:265,&quot;type&quot;:&quot;article-journal&quot;,&quot;title&quot;:&quot;Intercode comparisons for simulating water balance of surficial sediments in semiarid regions&quot;,&quot;container-title&quot;:&quot;Water Resources Research&quot;,&quot;page&quot;:&quot;1323&quot;,&quot;volume&quot;:&quot;38&quot;,&quot;issue&quot;:&quot;12&quot;,&quot;source&quot;:&quot;Wiley Online Library&quot;,&quot;abstract&quot;:&quot;Near-surface water balance modeling is often used to evaluate land-atmosphere interactions, deep drainage, and groundwater recharge. The purpose of this study was to compare water balance simulation results from seven different codes, HELP, HYDRUS-1D, SHAW, SoilCover, SWIM, UNSAT-H, and VS2DTI, using 1–3 year water balance monitoring data from nonvegetated engineered covers (3 m deep) in warm (Texas) and cold (Idaho) desert regions. Simulation results from most codes were similar and reasonably approximated measured water balance components. Simulation of infiltration-excess runoff was a problem for all codes. Annual drainage was estimated to within ±64% by most codes. Outliers result from the modeling approach (storage routing versus Richards' equation), upper boundary condition during precipitation, lower boundary condition (seepage face versus unit gradient), and water retention function (van Genuchten versus Brooks and Corey). A unique aspect of the code comparison study was the ability to explain the outliers by incorporating the simulation approaches (boundary conditions or hydraulic parameters) used in the outlying codes in a single code and comparing the results of the modified and unmodified code. This approach overcomes the criticism that valid code comparisons are infeasible because of large numbers of differences among codes. The code comparison study identified important factors for simulating the near-surface water balance.&quot;,&quot;DOI&quot;:&quot;10.1029/2001WR001233&quot;,&quot;ISSN&quot;:&quot;1944-7973&quot;,&quot;note&quot;:&quot;D233&quot;,&quot;journalAbbreviation&quot;:&quot;Water Resour. Res.&quot;,&quot;language&quot;:&quot;en&quot;,&quot;author&quot;:[{&quot;family&quot;:&quot;Scanlon&quot;,&quot;given&quot;:&quot;Bridget R.&quot;},{&quot;family&quot;:&quot;Christman&quot;,&quot;given&quot;:&quot;Marty&quot;},{&quot;family&quot;:&quot;Reedy&quot;,&quot;given&quot;:&quot;Robert C.&quot;},{&quot;family&quot;:&quot;Porro&quot;,&quot;given&quot;:&quot;Indrek&quot;},{&quot;family&quot;:&quot;Simunek&quot;,&quot;given&quot;:&quot;Jirka&quot;},{&quot;family&quot;:&quot;Flerchinger&quot;,&quot;given&quot;:&quot;Gerald N.&quot;}],&quot;issued&quot;:{&quot;date-parts&quot;:[[&quot;2002&quot;,12,1]]},&quot;accessed&quot;:{&quot;date-parts&quot;:[[&quot;2014&quot;,5,27]]}}}],&quot;schema&quot;:&quot;https://github.com/citation-style-language/schema/raw/master/csl-citation.json&quot;} RNDblV1IUGRUg"/></text:p>
      <text:p text:style-name="P9">Results from this study suggest that the Richards’</text:p>
      <text:p text:style-name="P9"><text:soft-page-break/>equation-based codes are more appropriate for simulating</text:p>
      <text:p text:style-name="P9">the near-surface water balance than those based on storage</text:p>
      <text:p text:style-name="P9">routing, such as HELP. The storage-routing approach</text:p>
      <text:p text:style-name="P9">assumes that gravity is the only driving force in water</text:p>
      <text:p text:style-name="P9">movement, and the approach approximates upward flow</text:p>
      <text:p text:style-name="P10">using a depth zone for evaporation.<text:span text:style-name="T3">Pre-</text:span></text:p>
      <text:p text:style-name="P11">vious studies also demonstrate that this approach generally</text:p>
      <text:p text:style-name="P11">overestimates drainage [Berger et al., 1996; Khire et al.,</text:p>
      <text:p text:style-name="P11">1997; Wilson et al., 1999].</text:p>
      <text:p text:style-name="P11"/>
      <text:p text:style-name="P11">The results suggest that it may be infeasible to</text:p>
      <text:p text:style-name="P11">represent actual precipitation intensity and to measure</text:p>
      <text:p text:style-name="P11">hydraulic conductivity accurately enough to reproduce meas-</text:p>
      <text:p text:style-name="P11">ured runoff. An alternative approach may be to calibrate the</text:p>
      <text:p text:style-name="P11">model to simulate runoff by varying the hydraulic conduc-</text:p>
      <text:p text:style-name="P11">tivity of the shallow soils.</text:p>
      <text:p text:style-name="P11"/>
      <text:p text:style-name="P12">Setting PE to zero on rain days underestimates evaporation (VS2DTI), whereas</text:p>
      <text:p text:style-name="P12">subtracting PE from precipitation and applying net precip-</text:p>
      <text:p text:style-name="P12">itation or net PE overestimates evaporation (HYDRUS-1D)</text:p>
      <text:p text:style-name="P12">(Tables 3 and 4). Applying precipitation at a specified rate</text:p>
      <text:p text:style-name="P12">and allowing evaporation to occur during the remainder of</text:p>
      <text:p text:style-name="P12">the day seemed to approximate hourly precipitation data best</text:p>
      <text:p text:style-name="P12">as shown by results from the UNSAT-H simulations of the</text:p>
      <text:p text:style-name="P12">Texas data (Table 3).</text:p>
      <text:p text:style-name="P13">The ultimate goal of most water balance modeling</text:p>
      <text:p text:style-name="P13">studies is to predict drainage. The drainage term is generally</text:p>
      <text:p text:style-name="P13">much smaller than many of the other terms in the water</text:p>
      <text:p text:style-name="P13">budget in semiarid regions, particularly precipitation and</text:p>
      <text:p text:style-name="P13">evaporation. In contrast, drainage is generally much higher</text:p>
      <text:p text:style-name="P13">in humid regions (e.g., 6 to 51 cm; 1985 – 1994, Coshoch-</text:p>
      <text:p text:style-name="P13">ton, Ohio) and more easily simulated [Wilson et al., 19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11:33:52.108137084</meta:creation-date>
    <dc:date>2014-06-12T14:36:52.301555389</dc:date>
    <meta:editing-duration>PT1H44M39S</meta:editing-duration>
    <meta:editing-cycles>13</meta:editing-cycles>
    <meta:generator>LibreOffice/4.2.3.3$Linux_X86_64 LibreOffice_project/420m0$Build-3</meta:generator>
    <meta:document-statistic meta:table-count="0" meta:image-count="0" meta:object-count="0" meta:page-count="2" meta:paragraph-count="75" meta:word-count="615" meta:character-count="4047" meta:non-whitespace-character-count="3446"/>
    <meta:user-defined meta:name="ZOTERO_PREF_1">&lt;data data-version="3" zotero-version="4.0.20"&gt;&lt;session id="n6Uq2OtY"/&gt;&lt;style id="http://www.zotero.org/styles/elsevier-harvard" hasBibliography="1" bibliographyStyleHasBeenSet="0"/&gt;&lt;prefs&gt;&lt;pref name="fieldType" value="ReferenceMark"/&gt;&lt;pref name="storeRef</meta:user-defined>
    <meta:user-defined meta:name="ZOTERO_PREF_2">erences" value="true"/&gt;&lt;pref name="automaticJournalAbbreviations" value="false"/&gt;&lt;pref name="noteType" value="0"/&gt;&lt;/prefs&gt;&lt;/data&gt;</meta:user-defined>
  </office:meta>
</office:document-meta>
</file>